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8in"/>
    </style:style>
    <style:style style:name="co11" style:family="table-column">
      <style:table-column-properties fo:break-before="auto" style:column-width="1.7508in"/>
    </style:style>
    <style:style style:name="co12" style:family="table-column">
      <style:table-column-properties fo:break-before="auto" style:column-width="1.5835in"/>
    </style:style>
    <style:style style:name="co14" style:family="table-column">
      <style:table-column-properties fo:break-before="auto" style:column-width="0.722in"/>
    </style:style>
    <style:style style:name="co21" style:family="table-column">
      <style:table-column-properties fo:break-before="auto" style:column-width="0.7362in"/>
    </style:style>
    <style:style style:name="co22" style:family="table-column">
      <style:table-column-properties fo:break-before="auto" style:column-width="0.7638in"/>
    </style:style>
    <style:style style:name="co23" style:family="table-column">
      <style:table-column-properties fo:break-before="auto" style:column-width="0.7917in"/>
    </style:style>
    <style:style style:name="co24" style:family="table-column">
      <style:table-column-properties fo:break-before="auto" style:column-width="0.778in"/>
    </style:style>
    <style:style style:name="co25" style:family="table-column">
      <style:table-column-properties fo:break-before="auto" style:column-width="0.8055in"/>
    </style:style>
    <style:style style:name="co26" style:family="table-column">
      <style:table-column-properties fo:break-before="auto" style:column-width="0.8335in"/>
    </style:style>
    <style:style style:name="co13" style:family="table-column">
      <style:table-column-properties fo:break-before="auto" style:column-width="0.8299in"/>
    </style:style>
    <style:style style:name="co27" style:family="table-column">
      <style:table-column-properties fo:break-before="auto" style:column-width="0.9992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7091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866in"/>
    </style:style>
    <style:style style:name="co20" style:family="table-column">
      <style:table-column-properties fo:break-before="auto" style:column-width="0.7819in"/>
    </style:style>
    <style:style style:name="co30" style:family="table-column">
      <style:table-column-properties fo:break-before="auto" style:column-width="1.5063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Overall">
      <style:table-properties table:display="true" style:writing-mode="lr-tb" tableooo:tab-color="#ffffff"/>
    </style:style>
    <style:style style:name="ta4" style:family="table" style:master-page-name="PageStyle_5f_Painting_20_Scores">
      <style:table-properties table:display="true" style:writing-mode="lr-tb"/>
    </style:style>
    <style:style style:name="ta5" style:family="table" style:master-page-name="PageStyle_5f_Painting_20_Votes">
      <style:table-properties table:display="true" style:writing-mode="lr-tb" tableooo:tab-color="#ffffff"/>
    </style:style>
    <style:style style:name="ta7" style:family="table" style:master-page-name="PageStyle_5f_Campaign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bfbfb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0.06pt solid #000000" fo:background-color="#bfbfb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0.06pt solid #000000" fo:padding="0.028in" fo:border-right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0.028in" fo:border-right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order-left="none" fo:padding="0.028in" fo:border-right="0.06pt solid #000000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padding="0.028in" fo:border-right="0.0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fo:border-left="none" fo:padding="0.028in" fo:border-right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0" style:family="table-cell" style:parent-style-name="Default">
      <style:table-cell-properties fo:padding="0.028in"/>
      <style:text-properties style:text-position=""/>
    </style:style>
    <style:style style:name="ce3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bfbfb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0.06pt solid #000000" fo:background-color="#bfbfb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order-left="0.06pt solid #000000" fo:padding="0.028in" fo:border-right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order-left="0.06pt solid #000000" fo:padding="0.028in" fo:border-right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order-left="none" fo:padding="0.028in" fo:border-right="0.06pt solid #000000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>
      <style:table-cell-properties fo:border-bottom="0.06pt solid #000000" style:text-align-source="fix" style:repeat-content="false" fo:border-left="none" fo:padding="0.028in" fo:border-right="0.0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>
      <style:table-cell-properties fo:border-bottom="0.06pt solid #000000" fo:border-left="none" fo:padding="0.028in" fo:border-right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order-left="none" fo:border-right="none" fo:border-top="none"/>
    </style:style>
    <style:style style:name="ce95" style:family="table-cell" style:parent-style-name="Default">
      <style:table-cell-properties fo:padding="0.028in"/>
    </style:style>
    <style:style style:name="ce9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order-left="0.06pt solid #000000" fo:border-right="none" fo:border-top="non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ia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llian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iscor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Legacy</text:p>
          </table:table-cell>
        </table:table-row>
        <table:table-row table:style-name="ro1">
          <table:table-cell office:value-type="string" calcext:value-type="string">
            <text:p>Jason W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Sentinels</text:p>
          </table:table-cell>
        </table:table-row>
        <table:table-row table:style-name="ro1">
          <table:table-cell office:value-type="string" calcext:value-type="string">
            <text:p>Colin 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Headhunters</text:p>
          </table:table-cell>
        </table:table-row>
        <table:table-row table:style-name="ro1">
          <table:table-cell office:value-type="string" calcext:value-type="string">
            <text:p>Colin K</text:p>
          </table:table-cell>
          <table:table-cell office:value-type="string" calcext:value-type="string">
            <text:p>Daemons</text:p>
          </table:table-cell>
          <table:table-cell office:value-type="string" calcext:value-type="string">
            <text:p>Warriors</text:p>
          </table:table-cell>
        </table:table-row>
        <table:table-row table:style-name="ro1">
          <table:table-cell office:value-type="string" calcext:value-type="string">
            <text:p>Joe K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Kille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poil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Legacy</text:p>
          </table:table-cell>
        </table:table-row>
        <table:table-row table:style-name="ro1">
          <table:table-cell office:value-type="string" calcext:value-type="string">
            <text:p>Brett K</text:p>
          </table:table-cell>
          <table:table-cell office:value-type="string" calcext:value-type="string">
            <text:p>Orks</text:p>
          </table:table-cell>
          <table:table-cell/>
        </table:table-row>
        <table:table-row table:style-name="ro1">
          <table:table-cell office:value-type="string" calcext:value-type="string">
            <text:p>Michael P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Excavators</text:p>
          </table:table-cell>
        </table:table-row>
        <table:table-row table:style-name="ro1">
          <table:table-cell office:value-type="string" calcext:value-type="string">
            <text:p>Justin M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Headhunters</text:p>
          </table:table-cell>
        </table:table-row>
        <table:table-row table:style-name="ro1">
          <table:table-cell office:value-type="string" calcext:value-type="string">
            <text:p>John L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Killers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mpaign" table:style-name="ta7">
        <office:forms form:automatic-focus="false" form:apply-design-mode="false"/>
        <table:table-column table:style-name="co30" table:default-cell-style-name="Default"/>
        <table:table-column table:style-name="co1" table:number-columns-repeated="12" table:default-cell-style-name="Default"/>
        <table:table-row table:style-name="ro1">
          <table:table-cell table:style-name="ce67" office:value-type="string" calcext:value-type="string">
            <text:p>Discord</text:p>
          </table:table-cell>
          <table:table-cell table:number-columns-repeated="2"/>
          <table:table-cell table:style-name="ce67" office:value-type="string" calcext:value-type="string">
            <text:p>Spoiler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7" office:value-type="string" calcext:value-type="string">
            <text:p>Round 1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Mission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rmish</text:p>
          </table:table-cell>
          <table:table-cell office:value-type="string" calcext:value-type="string">
            <text:p>Colin K</text:p>
          </table:table-cell>
          <table:table-cell office:value-type="string" calcext:value-type="string">
            <text:p>Ei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tt P</text:p>
          </table:table-cell>
          <table:table-cell office:value-type="string" calcext:value-type="string">
            <text:p>Either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69" office:value-type="string" calcext:value-type="string" table:number-columns-spanned="2" table:number-rows-spanned="1">
            <text:p>Twilight Total</text:p>
          </table:table-cell>
          <table:covered-table-cell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Colin M</text:p>
          </table:table-cell>
          <table:table-cell office:value-type="string" calcext:value-type="string">
            <text:p>Def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 M</text:p>
          </table:table-cell>
          <table:table-cell office:value-type="string" calcext:value-type="string">
            <text:p>Attacker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66" office:value-type="string" calcext:value-type="string">
            <text:p>Discord</text:p>
          </table:table-cell>
          <table:table-cell table:formula="of:=[.D8]+[.D15]+[.D23]+[.D31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Jason W</text:p>
          </table:table-cell>
          <table:table-cell office:value-type="string" calcext:value-type="string">
            <text:p>Defe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Attacker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66" office:value-type="string" calcext:value-type="string">
            <text:p>Spoilers</text:p>
          </table:table-cell>
          <table:table-cell table:formula="of:=[.G8]+[.G15]+[.G23]+[.G31]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68" office:value-type="string" calcext:value-type="string">
            <text:p>Discord Total</text:p>
          </table:table-cell>
          <table:table-cell table:formula="of:=SUM([.D5:.D7])" office:value-type="float" office:value="14" calcext:value-type="float">
            <text:p>14</text:p>
          </table:table-cell>
          <table:table-cell/>
          <table:table-cell table:style-name="ce68" office:value-type="string" calcext:value-type="string">
            <text:p>Spoiler Total</text:p>
          </table:table-cell>
          <table:table-cell table:formula="of:=SUM([.G5:.G7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7" office:value-type="string" calcext:value-type="string">
            <text:p>Round 2</text:p>
          </table:table-cell>
          <table:table-cell table:number-columns-repeated="9"/>
          <table:table-cell table:style-name="ce70" table:number-columns-spanned="2" table:number-rows-spanned="1"/>
          <table:covered-table-cell/>
        </table:table-row>
        <table:table-row table:style-name="ro1">
          <table:table-cell table:style-name="ce67" office:value-type="string" calcext:value-type="string">
            <text:p>Mission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through</text:p>
          </table:table-cell>
          <table:table-cell office:value-type="string" calcext:value-type="string">
            <text:p>Jason W</text:p>
          </table:table-cell>
          <table:table-cell office:value-type="string" calcext:value-type="string">
            <text:p>Attack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efende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office:value-type="string" calcext:value-type="string">
            <text:p>Colin M</text:p>
          </table:table-cell>
          <table:table-cell office:value-type="string" calcext:value-type="string">
            <text:p>Att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in M</text:p>
          </table:table-cell>
          <table:table-cell office:value-type="string" calcext:value-type="string">
            <text:p>Defende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avation</text:p>
          </table:table-cell>
          <table:table-cell office:value-type="string" calcext:value-type="string">
            <text:p>Colin K</text:p>
          </table:table-cell>
          <table:table-cell office:value-type="string" calcext:value-type="string">
            <text:p>Ei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Eith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8" office:value-type="string" calcext:value-type="string">
            <text:p>Discord Total</text:p>
          </table:table-cell>
          <table:table-cell table:formula="of:=SUM([.D12:.D14])" office:value-type="float" office:value="12" calcext:value-type="float">
            <text:p>12</text:p>
          </table:table-cell>
          <table:table-cell/>
          <table:table-cell table:style-name="ce68" office:value-type="string" calcext:value-type="string">
            <text:p>Spoiler Total</text:p>
          </table:table-cell>
          <table:table-cell table:formula="of:=SUM([.G12:.G14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7" office:value-type="string" calcext:value-type="string">
            <text:p>Round 3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Mission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Colin K</text:p>
          </table:table-cell>
          <table:table-cell office:value-type="string" calcext:value-type="string">
            <text:p>Ei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hn L</text:p>
          </table:table-cell>
          <table:table-cell office:value-type="string" calcext:value-type="string">
            <text:p>Eithe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irclement</text:p>
          </table:table-cell>
          <table:table-cell office:value-type="string" calcext:value-type="string">
            <text:p>Joe K</text:p>
          </table:table-cell>
          <table:table-cell office:value-type="string" calcext:value-type="string">
            <text:p>Atta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 K</text:p>
          </table:table-cell>
          <table:table-cell office:value-type="string" calcext:value-type="string">
            <text:p>Defende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irclement</text:p>
          </table:table-cell>
          <table:table-cell office:value-type="string" calcext:value-type="string">
            <text:p>Jason W</text:p>
          </table:table-cell>
          <table:table-cell office:value-type="string" calcext:value-type="string">
            <text:p>Def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tin M</text:p>
          </table:table-cell>
          <table:table-cell office:value-type="string" calcext:value-type="string">
            <text:p>Attacker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avation</text:p>
          </table:table-cell>
          <table:table-cell office:value-type="string" calcext:value-type="string">
            <text:p>Colin M</text:p>
          </table:table-cell>
          <table:table-cell office:value-type="string" calcext:value-type="string">
            <text:p>Ei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Eith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8" office:value-type="string" calcext:value-type="string">
            <text:p>Discord Total</text:p>
          </table:table-cell>
          <table:table-cell table:formula="of:=SUM([.D19:.D22])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Spoiler Total</text:p>
          </table:table-cell>
          <table:table-cell table:formula="of:=SUM([.G19:.G22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7" office:value-type="string" calcext:value-type="string">
            <text:p>Round 4</text:p>
          </table:table-cell>
          <table:table-cell table:number-columns-repeated="11"/>
        </table:table-row>
        <table:table-row table:style-name="ro1">
          <table:table-cell table:style-name="ce67" office:value-type="string" calcext:value-type="string">
            <text:p>Mission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Player</text:p>
          </table:table-cell>
          <table:table-cell table:style-name="ce67" office:value-type="string" calcext:value-type="string">
            <text:p>Role</text:p>
          </table:table-cell>
          <table:table-cell table:style-name="ce67" office:value-type="string" calcext:value-type="string">
            <text:p>Points</text:p>
          </table:table-cell>
          <table:table-cell table:style-name="ce67"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irclement</text:p>
          </table:table-cell>
          <table:table-cell office:value-type="string" calcext:value-type="string">
            <text:p>Jason W</text:p>
          </table:table-cell>
          <table:table-cell office:value-type="string" calcext:value-type="string">
            <text:p>Defe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</text:p>
          </table:table-cell>
          <table:table-cell office:value-type="string" calcext:value-type="string">
            <text:p>Attack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Colin M</text:p>
          </table:table-cell>
          <table:table-cell office:value-type="string" calcext:value-type="string">
            <text:p>Atta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tt K</text:p>
          </table:table-cell>
          <table:table-cell office:value-type="string" calcext:value-type="string">
            <text:p>Defender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office:value-type="string" calcext:value-type="string">
            <text:p>Colin K</text:p>
          </table:table-cell>
          <table:table-cell office:value-type="string" calcext:value-type="string">
            <text:p>Def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stin M</text:p>
          </table:table-cell>
          <table:table-cell office:value-type="string" calcext:value-type="string">
            <text:p>Attack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rmish</text:p>
          </table:table-cell>
          <table:table-cell office:value-type="string" calcext:value-type="string">
            <text:p>Joe K</text:p>
          </table:table-cell>
          <table:table-cell office:value-type="string" calcext:value-type="string">
            <text:p>E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Eithe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8" office:value-type="string" calcext:value-type="string">
            <text:p>Discord Total</text:p>
          </table:table-cell>
          <table:table-cell table:formula="of:=SUM([.D27:.D30])" office:value-type="float" office:value="21" calcext:value-type="float">
            <text:p>21</text:p>
          </table:table-cell>
          <table:table-cell/>
          <table:table-cell table:style-name="ce68" office:value-type="string" calcext:value-type="string">
            <text:p>Spoiler Total</text:p>
          </table:table-cell>
          <table:table-cell table:formula="of:=SUM([.G27:.G30])" office:value-type="float" office:value="25" calcext:value-type="float">
            <text:p>25</text:p>
          </table:table-cell>
          <table:table-cell table:number-columns-repeated="6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ataclysm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Objectives</text:p>
          </table:table-cell>
          <table:covered-table-cell table:number-columns-repeated="2" table:style-name="ce1"/>
          <table:table-cell table:style-name="ce5" office:value-type="string" calcext:value-type="string" table:number-columns-spanned="2" table:number-rows-spanned="1">
            <text:p>Sl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Linebreaker</text:p>
          </table:table-cell>
          <table:covered-table-cell table:style-name="ce1"/>
          <table:table-cell table:style-name="ce1"/>
        </table:table-row>
        <table:table-row table:style-name="ro1">
          <table:table-cell table:style-name="ce2" office:value-type="string" calcext:value-type="string">
            <text:p>Alliance</text:p>
          </table:table-cell>
          <table:table-cell table:style-name="ce2" office:value-type="string" calcext:value-type="string">
            <text:p>Turn 1</text:p>
          </table:table-cell>
          <table:table-cell table:style-name="ce2" office:value-type="string" calcext:value-type="string">
            <text:p>Turn 3</text:p>
          </table:table-cell>
          <table:table-cell table:style-name="ce2" office:value-type="string" calcext:value-type="string">
            <text:p>Turn 5</text:p>
          </table:table-cell>
          <table:table-cell table:style-name="ce2" office:value-type="string" calcext:value-type="string">
            <text:p>Warmaster</text:p>
          </table:table-cell>
          <table:table-cell table:style-name="ce2" office:value-type="string" calcext:value-type="string">
            <text:p>Warlords</text:p>
          </table:table-cell>
          <table:table-cell table:style-name="ce2" office:value-type="string" calcext:value-type="string">
            <text:p>Offense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Disco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:.H3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Spoil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:.H4])" office:value-type="float" office:value="15" calcext:value-type="float">
            <text:p>15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verall" table:style-name="ta6">
        <office:forms form:automatic-focus="false" form:apply-design-mode="false"/>
        <table:table-column table:style-name="co11" table:default-cell-style-name="ce27"/>
        <table:table-column table:style-name="co12" table:default-cell-style-name="ce29"/>
        <table:table-column table:style-name="co14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1" table:default-cell-style-name="ce51"/>
        <table:table-column table:style-name="co1" table:number-columns-repeated="4" table:default-cell-style-name="ce27"/>
        <table:table-column table:style-name="co13" table:default-cell-style-name="ce51"/>
        <table:table-column table:style-name="co13" table:number-columns-repeated="4" table:default-cell-style-name="ce27"/>
        <table:table-column table:style-name="co13" table:default-cell-style-name="ce51"/>
        <table:table-column table:style-name="co13" table:number-columns-repeated="4" table:default-cell-style-name="ce27"/>
        <table:table-column table:style-name="co13" table:default-cell-style-name="ce51"/>
        <table:table-column table:style-name="co13" table:number-columns-repeated="4" table:default-cell-style-name="ce27"/>
        <table:table-column table:style-name="co27" table:default-cell-style-name="ce51"/>
        <table:table-column table:style-name="co13" table:default-cell-style-name="ce51"/>
        <table:table-column table:style-name="co13" table:default-cell-style-name="ce27"/>
        <table:table-column table:style-name="co13" table:default-cell-style-name="ce57"/>
        <table:table-column table:style-name="co13" table:number-columns-repeated="216" table:default-cell-style-name="ce27"/>
        <table:table-column table:style-name="co13" table:number-columns-repeated="775" table:default-cell-style-name="Default"/>
        <table:table-row table:style-name="ro1">
          <table:table-cell table:style-name="ce24" table:number-columns-repeated="2"/>
          <table:table-cell table:style-name="ce43" table:number-columns-repeated="4"/>
          <table:table-cell table:style-name="ce24"/>
          <table:table-cell table:style-name="ce43" table:number-columns-repeated="2"/>
          <table:table-cell table:style-name="ce48" office:value-type="string" calcext:value-type="string">
            <text:p>Round 1</text:p>
          </table:table-cell>
          <table:table-cell table:style-name="ce24" table:number-columns-repeated="4"/>
          <table:table-cell table:style-name="ce48" office:value-type="string" calcext:value-type="string">
            <text:p>Round 2</text:p>
          </table:table-cell>
          <table:table-cell table:style-name="ce24" table:number-columns-repeated="4"/>
          <table:table-cell table:style-name="ce48" office:value-type="string" calcext:value-type="string">
            <text:p>Round 3</text:p>
          </table:table-cell>
          <table:table-cell table:style-name="ce24" table:number-columns-repeated="4"/>
          <table:table-cell table:style-name="ce48" office:value-type="string" calcext:value-type="string">
            <text:p>Round 4</text:p>
          </table:table-cell>
          <table:table-cell table:style-name="ce24" table:number-columns-repeated="4"/>
          <table:table-cell table:style-name="ce48"/>
          <table:table-cell table:style-name="ce54" office:value-type="string" calcext:value-type="string">
            <text:p>Sportsmanship</text:p>
          </table:table-cell>
          <table:table-cell table:number-columns-repeated="993"/>
        </table:table-row>
        <table:table-row table:style-name="ro2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eam</text:p>
          </table:table-cell>
          <table:table-cell table:style-name="ce44" office:value-type="string" calcext:value-type="string">
            <text:p>Win</text:p>
          </table:table-cell>
          <table:table-cell table:style-name="ce44" office:value-type="string" calcext:value-type="string">
            <text:p>Loss</text:p>
          </table:table-cell>
          <table:table-cell table:style-name="ce44" office:value-type="string" calcext:value-type="string">
            <text:p>Draw</text:p>
          </table:table-cell>
          <table:table-cell table:style-name="ce44" office:value-type="string" calcext:value-type="string">
            <text:p>Battle Points</text:p>
          </table:table-cell>
          <table:table-cell table:style-name="ce25" office:value-type="string" calcext:value-type="string">
            <text:p>Paint Score</text:p>
          </table:table-cell>
          <table:table-cell table:style-name="ce44" office:value-type="string" calcext:value-type="string">
            <text:p>Sports</text:p>
          </table:table-cell>
          <table:table-cell table:style-name="ce44" office:value-type="string" calcext:value-type="string">
            <text:p>Overall</text:p>
          </table:table-cell>
          <table:table-cell table:style-name="ce49" office:value-type="string" calcext:value-type="string">
            <text:p>Opponent</text:p>
          </table:table-cell>
          <table:table-cell table:style-name="ce25" office:value-type="string" calcext:value-type="string">
            <text:p>Mission</text:p>
          </table:table-cell>
          <table:table-cell table:style-name="ce25" office:value-type="string" calcext:value-type="string">
            <text:p>Result</text:p>
          </table:table-cell>
          <table:table-cell table:style-name="ce25" office:value-type="string" calcext:value-type="string">
            <text:p>Points</text:p>
          </table:table-cell>
          <table:table-cell table:style-name="ce25" office:value-type="string" calcext:value-type="string">
            <text:p>Sports</text:p>
          </table:table-cell>
          <table:table-cell table:style-name="ce49" office:value-type="string" calcext:value-type="string">
            <text:p>Opponent</text:p>
          </table:table-cell>
          <table:table-cell table:style-name="ce25" office:value-type="string" calcext:value-type="string">
            <text:p>Mission</text:p>
          </table:table-cell>
          <table:table-cell table:style-name="ce25" office:value-type="string" calcext:value-type="string">
            <text:p>Result</text:p>
          </table:table-cell>
          <table:table-cell table:style-name="ce25" office:value-type="string" calcext:value-type="string">
            <text:p>Points</text:p>
          </table:table-cell>
          <table:table-cell table:style-name="ce25" office:value-type="string" calcext:value-type="string">
            <text:p>Sports</text:p>
          </table:table-cell>
          <table:table-cell table:style-name="ce49" office:value-type="string" calcext:value-type="string">
            <text:p>Opponent</text:p>
          </table:table-cell>
          <table:table-cell table:style-name="ce25" office:value-type="string" calcext:value-type="string">
            <text:p>Mission</text:p>
          </table:table-cell>
          <table:table-cell table:style-name="ce25" office:value-type="string" calcext:value-type="string">
            <text:p>Result</text:p>
          </table:table-cell>
          <table:table-cell table:style-name="ce25" office:value-type="string" calcext:value-type="string">
            <text:p>Points</text:p>
          </table:table-cell>
          <table:table-cell table:style-name="ce25" office:value-type="string" calcext:value-type="string">
            <text:p>Sports</text:p>
          </table:table-cell>
          <table:table-cell table:style-name="ce49" office:value-type="string" calcext:value-type="string">
            <text:p>Opponent</text:p>
          </table:table-cell>
          <table:table-cell table:style-name="ce25" office:value-type="string" calcext:value-type="string">
            <text:p>Mission</text:p>
          </table:table-cell>
          <table:table-cell table:style-name="ce25" office:value-type="string" calcext:value-type="string">
            <text:p>Result</text:p>
          </table:table-cell>
          <table:table-cell table:style-name="ce25" office:value-type="string" calcext:value-type="string">
            <text:p>Points</text:p>
          </table:table-cell>
          <table:table-cell table:style-name="ce25" office:value-type="string" calcext:value-type="string">
            <text:p>Sports</text:p>
          </table:table-cell>
          <table:table-cell table:style-name="ce49" office:value-type="string" calcext:value-type="string">
            <text:p>Cataclysm</text:p>
          </table:table-cell>
          <table:table-cell table:style-name="ce55" office:value-type="string" calcext:value-type="string">
            <text:p>First</text:p>
          </table:table-cell>
          <table:table-cell table:style-name="ce56" office:value-type="string" calcext:value-type="string">
            <text:p>Second</text:p>
          </table:table-cell>
          <table:table-cell table:style-name="ce58" office:value-type="string" calcext:value-type="string">
            <text:p>Third</text:p>
          </table:table-cell>
          <table:table-cell table:style-name="ce59" table:number-columns-repeated="216"/>
          <table:table-cell table:style-name="ce60" table:number-columns-repeated="775"/>
        </table:table-row>
        <table:table-row table:style-name="ro1">
          <table:table-cell table:style-name="ce26" office:value-type="string" calcext:value-type="string">
            <text:p>Colin K</text:p>
          </table:table-cell>
          <table:table-cell table:style-name="ce28" office:value-type="string" calcext:value-type="string">
            <text:p>Discord</text:p>
          </table:table-cell>
          <table:table-cell table:style-name="ce45" table:formula="of:=(IF([.$L3]=&quot;W&quot;;1;0))+(IF([.$Q3]=&quot;W&quot;;1;0))+(IF([.$V3]=&quot;W&quot;;1;0))+(IF([.$AA3]=&quot;W&quot;;1;0))" office:value-type="float" office:value="3" calcext:value-type="float">
            <text:p>3</text:p>
          </table:table-cell>
          <table:table-cell table:style-name="ce45" table:formula="of:=(IF([.$L3]=&quot;L&quot;;1;0))+(IF([.$Q3]=&quot;L&quot;;1;0))+(IF([.$V3]=&quot;L&quot;;1;0))+(IF([.$AA3]=&quot;L&quot;;1;0))" office:value-type="float" office:value="0" calcext:value-type="float">
            <text:p>0</text:p>
          </table:table-cell>
          <table:table-cell table:style-name="ce45" table:formula="of:=(IF([.$L3]=&quot;D&quot;;1;0))+(IF([.$Q3]=&quot;D&quot;;1;0))+(IF([.$V3]=&quot;D&quot;;1;0))+(IF([.$AA3]=&quot;D&quot;;1;0))" office:value-type="float" office:value="1" calcext:value-type="float">
            <text:p>1</text:p>
          </table:table-cell>
          <table:table-cell table:style-name="ce46" table:formula="of:=[.M3]+[.R3]+[.W3]+[.AB3]+[.AD3]" office:value-type="float" office:value="39" calcext:value-type="float">
            <text:p>39</text:p>
          </table:table-cell>
          <table:table-cell table:style-name="ce47" office:value-type="float" office:value="20" calcext:value-type="float">
            <text:p>20</text:p>
          </table:table-cell>
          <table:table-cell table:style-name="ce46" table:formula="of:=[.N3]+[.S3]+[.X3]+[.AC3]+(3*[.AE3])+(2*[.AF3])+[.AG3]" office:value-type="float" office:value="13" calcext:value-type="float">
            <text:p>13</text:p>
          </table:table-cell>
          <table:table-cell table:style-name="ce46" table:formula="of:=[.F3]+[.G3]+[.H3]" office:value-type="float" office:value="72" calcext:value-type="float">
            <text:p>72</text:p>
          </table:table-cell>
          <table:table-cell table:style-name="ce50" office:value-type="string" calcext:value-type="string">
            <text:p>Brett K</text:p>
          </table:table-cell>
          <table:table-cell table:style-name="ce47" office:value-type="string" calcext:value-type="string">
            <text:p>Skirmish</text:p>
          </table:table-cell>
          <table:table-cell table:style-name="ce47" office:value-type="string" calcext:value-type="string">
            <text:p>D</text:p>
          </table:table-cell>
          <table:table-cell table:style-name="ce52" office:value-type="string" calcext:value-type="string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Michael P</text:p>
          </table:table-cell>
          <table:table-cell table:style-name="ce47" office:value-type="string" calcext:value-type="string">
            <text:p>Excavation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ohn L</text:p>
          </table:table-cell>
          <table:table-cell table:style-name="ce47" office:value-type="string" calcext:value-type="string">
            <text:p>Battlefield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Justin M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Jason W</text:p>
          </table:table-cell>
          <table:table-cell table:style-name="ce28" office:value-type="string" calcext:value-type="string">
            <text:p>Discord</text:p>
          </table:table-cell>
          <table:table-cell table:style-name="ce45" table:formula="of:=(IF([.$L4]=&quot;W&quot;;1;0))+(IF([.$Q4]=&quot;W&quot;;1;0))+(IF([.$V4]=&quot;W&quot;;1;0))+(IF([.$AA4]=&quot;W&quot;;1;0))" office:value-type="float" office:value="1" calcext:value-type="float">
            <text:p>1</text:p>
          </table:table-cell>
          <table:table-cell table:style-name="ce45" table:formula="of:=(IF([.$L4]=&quot;L&quot;;1;0))+(IF([.$Q4]=&quot;L&quot;;1;0))+(IF([.$V4]=&quot;L&quot;;1;0))+(IF([.$AA4]=&quot;L&quot;;1;0))" office:value-type="float" office:value="2" calcext:value-type="float">
            <text:p>2</text:p>
          </table:table-cell>
          <table:table-cell table:style-name="ce45" table:formula="of:=(IF([.$L4]=&quot;D&quot;;1;0))+(IF([.$Q4]=&quot;D&quot;;1;0))+(IF([.$V4]=&quot;D&quot;;1;0))+(IF([.$AA4]=&quot;D&quot;;1;0))" office:value-type="float" office:value="1" calcext:value-type="float">
            <text:p>1</text:p>
          </table:table-cell>
          <table:table-cell table:style-name="ce46" table:formula="of:=[.M4]+[.R4]+[.W4]+[.AB4]+[.AD4]" office:value-type="float" office:value="32" calcext:value-type="float">
            <text:p>32</text:p>
          </table:table-cell>
          <table:table-cell table:style-name="ce47" office:value-type="float" office:value="25" calcext:value-type="float">
            <text:p>25</text:p>
          </table:table-cell>
          <table:table-cell table:style-name="ce46" table:formula="of:=[.N4]+[.S4]+[.X4]+[.AC4]+(3*[.AE4])+(2*[.AF4])+[.AG4]" office:value-type="float" office:value="15" calcext:value-type="float">
            <text:p>15</text:p>
          </table:table-cell>
          <table:table-cell table:style-name="ce46" table:formula="of:=[.F4]+[.G4]+[.H4]" office:value-type="float" office:value="72" calcext:value-type="float">
            <text:p>72</text:p>
          </table:table-cell>
          <table:table-cell table:style-name="ce50" office:value-type="string" calcext:value-type="string">
            <text:p>Michael P</text:p>
          </table:table-cell>
          <table:table-cell table:style-name="ce47" office:value-type="string" calcext:value-type="string">
            <text:p>Installation</text:p>
          </table:table-cell>
          <table:table-cell table:style-name="ce47" office:value-type="string" calcext:value-type="string">
            <text:p>W</text:p>
          </table:table-cell>
          <table:table-cell table:style-name="ce52" office:value-type="string" calcext:value-type="string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rett K</text:p>
          </table:table-cell>
          <table:table-cell table:style-name="ce47" office:value-type="string" calcext:value-type="string">
            <text:p>Breakthrough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ustin M</text:p>
          </table:table-cell>
          <table:table-cell table:style-name="ce47" office:value-type="string" calcext:value-type="string">
            <text:p>Encirclement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John L</text:p>
          </table:table-cell>
          <table:table-cell office:value-type="string" calcext:value-type="string">
            <text:p>Encirclement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Colin M</text:p>
          </table:table-cell>
          <table:table-cell table:style-name="ce28" office:value-type="string" calcext:value-type="string">
            <text:p>Discord</text:p>
          </table:table-cell>
          <table:table-cell table:style-name="ce45" table:formula="of:=(IF([.$L5]=&quot;W&quot;;1;0))+(IF([.$Q5]=&quot;W&quot;;1;0))+(IF([.$V5]=&quot;W&quot;;1;0))+(IF([.$AA5]=&quot;W&quot;;1;0))" office:value-type="float" office:value="1" calcext:value-type="float">
            <text:p>1</text:p>
          </table:table-cell>
          <table:table-cell table:style-name="ce45" table:formula="of:=(IF([.$L5]=&quot;L&quot;;1;0))+(IF([.$Q5]=&quot;L&quot;;1;0))+(IF([.$V5]=&quot;L&quot;;1;0))+(IF([.$AA5]=&quot;L&quot;;1;0))" office:value-type="float" office:value="3" calcext:value-type="float">
            <text:p>3</text:p>
          </table:table-cell>
          <table:table-cell table:style-name="ce45" table:formula="of:=(IF([.$L5]=&quot;D&quot;;1;0))+(IF([.$Q5]=&quot;D&quot;;1;0))+(IF([.$V5]=&quot;D&quot;;1;0))+(IF([.$AA5]=&quot;D&quot;;1;0))" office:value-type="float" office:value="0" calcext:value-type="float">
            <text:p>0</text:p>
          </table:table-cell>
          <table:table-cell table:style-name="ce46" table:formula="of:=[.M5]+[.R5]+[.W5]+[.AB5]+[.AD5]" office:value-type="float" office:value="22" calcext:value-type="float">
            <text:p>22</text:p>
          </table:table-cell>
          <table:table-cell table:style-name="ce47" office:value-type="float" office:value="15" calcext:value-type="float">
            <text:p>15</text:p>
          </table:table-cell>
          <table:table-cell table:style-name="ce46" table:formula="of:=[.N5]+[.S5]+[.X5]+[.AC5]+(3*[.AE5])+(2*[.AF5])+[.AG5]" office:value-type="float" office:value="14" calcext:value-type="float">
            <text:p>14</text:p>
          </table:table-cell>
          <table:table-cell table:style-name="ce46" table:formula="of:=[.F5]+[.G5]+[.H5]" office:value-type="float" office:value="51" calcext:value-type="float">
            <text:p>51</text:p>
          </table:table-cell>
          <table:table-cell table:style-name="ce50" office:value-type="string" calcext:value-type="string">
            <text:p>Justin M</text:p>
          </table:table-cell>
          <table:table-cell table:style-name="ce47" office:value-type="string" calcext:value-type="string">
            <text:p>Ambush</text:p>
          </table:table-cell>
          <table:table-cell table:style-name="ce47" office:value-type="string" calcext:value-type="string">
            <text:p>L</text:p>
          </table:table-cell>
          <table:table-cell table:style-name="ce52" office:value-type="string" calcext:value-type="string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ustin M</text:p>
          </table:table-cell>
          <table:table-cell table:style-name="ce47" office:value-type="string" calcext:value-type="string">
            <text:p>Assassination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Michael P</text:p>
          </table:table-cell>
          <table:table-cell table:style-name="ce47" office:value-type="string" calcext:value-type="string">
            <text:p>Excavation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Brett K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Joe K</text:p>
          </table:table-cell>
          <table:table-cell table:style-name="ce28" office:value-type="string" calcext:value-type="string">
            <text:p>Discord</text:p>
          </table:table-cell>
          <table:table-cell table:style-name="ce45" table:formula="of:=(IF([.$L6]=&quot;W&quot;;1;0))+(IF([.$Q6]=&quot;W&quot;;1;0))+(IF([.$V6]=&quot;W&quot;;1;0))+(IF([.$AA6]=&quot;W&quot;;1;0))" office:value-type="float" office:value="0" calcext:value-type="float">
            <text:p>0</text:p>
          </table:table-cell>
          <table:table-cell table:style-name="ce45" table:formula="of:=(IF([.$L6]=&quot;L&quot;;1;0))+(IF([.$Q6]=&quot;L&quot;;1;0))+(IF([.$V6]=&quot;L&quot;;1;0))+(IF([.$AA6]=&quot;L&quot;;1;0))" office:value-type="float" office:value="2" calcext:value-type="float">
            <text:p>2</text:p>
          </table:table-cell>
          <table:table-cell table:style-name="ce45" table:formula="of:=(IF([.$L6]=&quot;D&quot;;1;0))+(IF([.$Q6]=&quot;D&quot;;1;0))+(IF([.$V6]=&quot;D&quot;;1;0))+(IF([.$AA6]=&quot;D&quot;;1;0))" office:value-type="float" office:value="0" calcext:value-type="float">
            <text:p>0</text:p>
          </table:table-cell>
          <table:table-cell table:style-name="ce46" table:formula="of:=[.M6]+[.R6]+[.W6]+[.AB6]+[.AD6]" office:value-type="float" office:value="14" calcext:value-type="float">
            <text:p>14</text:p>
          </table:table-cell>
          <table:table-cell table:style-name="ce47" office:value-type="float" office:value="25" calcext:value-type="float">
            <text:p>25</text:p>
          </table:table-cell>
          <table:table-cell table:style-name="ce46" table:formula="of:=[.N6]+[.S6]+[.X6]+[.AC6]+(3*[.AE6])+(2*[.AF6])+[.AG6]" office:value-type="float" office:value="4" calcext:value-type="float">
            <text:p>4</text:p>
          </table:table-cell>
          <table:table-cell table:style-name="ce46" table:formula="of:=[.F6]+[.G6]+[.H6]" office:value-type="float" office:value="43" calcext:value-type="float">
            <text:p>43</text:p>
          </table:table-cell>
          <table:table-cell table:style-name="ce50"/>
          <table:table-cell table:style-name="ce47" table:number-columns-repeated="2"/>
          <table:table-cell table:style-name="ce52"/>
          <table:table-cell table:style-name="ce47"/>
          <table:table-cell table:style-name="ce50"/>
          <table:table-cell table:style-name="ce47" table:number-columns-repeated="4"/>
          <table:table-cell table:style-name="ce50" office:value-type="string" calcext:value-type="string">
            <text:p>Brett K</text:p>
          </table:table-cell>
          <table:table-cell table:style-name="ce47" office:value-type="string" calcext:value-type="string">
            <text:p>Encirclement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Skirmish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Justin M</text:p>
          </table:table-cell>
          <table:table-cell table:style-name="ce28" office:value-type="string" calcext:value-type="string">
            <text:p>Spoilers</text:p>
          </table:table-cell>
          <table:table-cell table:style-name="ce45" table:formula="of:=(IF([.$L7]=&quot;W&quot;;1;0))+(IF([.$Q7]=&quot;W&quot;;1;0))+(IF([.$V7]=&quot;W&quot;;1;0))+(IF([.$AA7]=&quot;W&quot;;1;0))" office:value-type="float" office:value="3" calcext:value-type="float">
            <text:p>3</text:p>
          </table:table-cell>
          <table:table-cell table:style-name="ce45" table:formula="of:=(IF([.$L7]=&quot;L&quot;;1;0))+(IF([.$Q7]=&quot;L&quot;;1;0))+(IF([.$V7]=&quot;L&quot;;1;0))+(IF([.$AA7]=&quot;L&quot;;1;0))" office:value-type="float" office:value="1" calcext:value-type="float">
            <text:p>1</text:p>
          </table:table-cell>
          <table:table-cell table:style-name="ce45" table:formula="of:=(IF([.$L7]=&quot;D&quot;;1;0))+(IF([.$Q7]=&quot;D&quot;;1;0))+(IF([.$V7]=&quot;D&quot;;1;0))+(IF([.$AA7]=&quot;D&quot;;1;0))" office:value-type="float" office:value="0" calcext:value-type="float">
            <text:p>0</text:p>
          </table:table-cell>
          <table:table-cell table:style-name="ce46" table:formula="of:=[.M7]+[.R7]+[.W7]+[.AB7]+[.AD7]" office:value-type="float" office:value="37" calcext:value-type="float">
            <text:p>37</text:p>
          </table:table-cell>
          <table:table-cell table:style-name="ce47" office:value-type="float" office:value="25" calcext:value-type="float">
            <text:p>25</text:p>
          </table:table-cell>
          <table:table-cell table:style-name="ce46" table:formula="of:=[.N7]+[.S7]+[.X7]+[.AC7]+(3*[.AE7])+(2*[.AF7])+[.AG7]" office:value-type="float" office:value="13" calcext:value-type="float">
            <text:p>13</text:p>
          </table:table-cell>
          <table:table-cell table:style-name="ce46" table:formula="of:=[.F7]+[.G7]+[.H7]" office:value-type="float" office:value="75" calcext:value-type="float">
            <text:p>75</text:p>
          </table:table-cell>
          <table:table-cell table:style-name="ce50" office:value-type="string" calcext:value-type="string">
            <text:p>Colin M</text:p>
          </table:table-cell>
          <table:table-cell table:style-name="ce47" office:value-type="string" calcext:value-type="string">
            <text:p>Ambush</text:p>
          </table:table-cell>
          <table:table-cell table:style-name="ce47" office:value-type="string" calcext:value-type="string">
            <text:p>W</text:p>
          </table:table-cell>
          <table:table-cell table:style-name="ce52" office:value-type="string" calcext:value-type="string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Colin M</text:p>
          </table:table-cell>
          <table:table-cell table:style-name="ce47" office:value-type="string" calcext:value-type="string">
            <text:p>Assassination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ason W</text:p>
          </table:table-cell>
          <table:table-cell table:style-name="ce47" office:value-type="string" calcext:value-type="string">
            <text:p>Encirclement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Colin K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Brett K</text:p>
          </table:table-cell>
          <table:table-cell table:style-name="ce28" office:value-type="string" calcext:value-type="string">
            <text:p>Spoilers</text:p>
          </table:table-cell>
          <table:table-cell table:style-name="ce45" table:formula="of:=(IF([.$L8]=&quot;W&quot;;1;0))+(IF([.$Q8]=&quot;W&quot;;1;0))+(IF([.$V8]=&quot;W&quot;;1;0))+(IF([.$AA8]=&quot;W&quot;;1;0))" office:value-type="float" office:value="3" calcext:value-type="float">
            <text:p>3</text:p>
          </table:table-cell>
          <table:table-cell table:style-name="ce45" table:formula="of:=(IF([.$L8]=&quot;L&quot;;1;0))+(IF([.$Q8]=&quot;L&quot;;1;0))+(IF([.$V8]=&quot;L&quot;;1;0))+(IF([.$AA8]=&quot;L&quot;;1;0))" office:value-type="float" office:value="0" calcext:value-type="float">
            <text:p>0</text:p>
          </table:table-cell>
          <table:table-cell table:style-name="ce45" table:formula="of:=(IF([.$L8]=&quot;D&quot;;1;0))+(IF([.$Q8]=&quot;D&quot;;1;0))+(IF([.$V8]=&quot;D&quot;;1;0))+(IF([.$AA8]=&quot;D&quot;;1;0))" office:value-type="float" office:value="1" calcext:value-type="float">
            <text:p>1</text:p>
          </table:table-cell>
          <table:table-cell table:style-name="ce46" table:formula="of:=[.M8]+[.R8]+[.W8]+[.AB8]+[.AD8]" office:value-type="float" office:value="37" calcext:value-type="float">
            <text:p>37</text:p>
          </table:table-cell>
          <table:table-cell table:style-name="ce47" office:value-type="float" office:value="20" calcext:value-type="float">
            <text:p>20</text:p>
          </table:table-cell>
          <table:table-cell table:style-name="ce46" table:formula="of:=[.N8]+[.S8]+[.X8]+[.AC8]+(3*[.AE8])+(2*[.AF8])+[.AG8]" office:value-type="float" office:value="14" calcext:value-type="float">
            <text:p>14</text:p>
          </table:table-cell>
          <table:table-cell table:style-name="ce46" table:formula="of:=[.F8]+[.G8]+[.H8]" office:value-type="float" office:value="71" calcext:value-type="float">
            <text:p>71</text:p>
          </table:table-cell>
          <table:table-cell table:style-name="ce50" office:value-type="string" calcext:value-type="string">
            <text:p>Colin K</text:p>
          </table:table-cell>
          <table:table-cell table:style-name="ce47" office:value-type="string" calcext:value-type="string">
            <text:p>Skirmish</text:p>
          </table:table-cell>
          <table:table-cell table:style-name="ce47" office:value-type="string" calcext:value-type="string">
            <text:p>D</text:p>
          </table:table-cell>
          <table:table-cell table:style-name="ce52" office:value-type="string" calcext:value-type="string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ason W</text:p>
          </table:table-cell>
          <table:table-cell table:style-name="ce47" office:value-type="string" calcext:value-type="string">
            <text:p>Breakthrough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Joe K</text:p>
          </table:table-cell>
          <table:table-cell table:style-name="ce47" office:value-type="string" calcext:value-type="string">
            <text:p>Encirclement</text:p>
          </table:table-cell>
          <table:table-cell table:style-name="ce53" office:value-type="string" calcext:value-type="string">
            <text:p>W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Colin M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Michael P</text:p>
          </table:table-cell>
          <table:table-cell table:style-name="ce28" office:value-type="string" calcext:value-type="string">
            <text:p>Spoilers</text:p>
          </table:table-cell>
          <table:table-cell table:style-name="ce45" table:formula="of:=(IF([.$L9]=&quot;W&quot;;1;0))+(IF([.$Q9]=&quot;W&quot;;1;0))+(IF([.$V9]=&quot;W&quot;;1;0))+(IF([.$AA9]=&quot;W&quot;;1;0))" office:value-type="float" office:value="1" calcext:value-type="float">
            <text:p>1</text:p>
          </table:table-cell>
          <table:table-cell table:style-name="ce45" table:formula="of:=(IF([.$L9]=&quot;L&quot;;1;0))+(IF([.$Q9]=&quot;L&quot;;1;0))+(IF([.$V9]=&quot;L&quot;;1;0))+(IF([.$AA9]=&quot;L&quot;;1;0))" office:value-type="float" office:value="3" calcext:value-type="float">
            <text:p>3</text:p>
          </table:table-cell>
          <table:table-cell table:style-name="ce45" table:formula="of:=(IF([.$L9]=&quot;D&quot;;1;0))+(IF([.$Q9]=&quot;D&quot;;1;0))+(IF([.$V9]=&quot;D&quot;;1;0))+(IF([.$AA9]=&quot;D&quot;;1;0))" office:value-type="float" office:value="0" calcext:value-type="float">
            <text:p>0</text:p>
          </table:table-cell>
          <table:table-cell table:style-name="ce46" table:formula="of:=[.M9]+[.R9]+[.W9]+[.AB9]+[.AD9]" office:value-type="float" office:value="22" calcext:value-type="float">
            <text:p>22</text:p>
          </table:table-cell>
          <table:table-cell table:style-name="ce47" office:value-type="float" office:value="20" calcext:value-type="float">
            <text:p>20</text:p>
          </table:table-cell>
          <table:table-cell table:style-name="ce46" table:formula="of:=[.N9]+[.S9]+[.X9]+[.AC9]+(3*[.AE9])+(2*[.AF9])+[.AG9]" office:value-type="float" office:value="13" calcext:value-type="float">
            <text:p>13</text:p>
          </table:table-cell>
          <table:table-cell table:style-name="ce46" table:formula="of:=[.F9]+[.G9]+[.H9]" office:value-type="float" office:value="55" calcext:value-type="float">
            <text:p>55</text:p>
          </table:table-cell>
          <table:table-cell table:style-name="ce50" office:value-type="string" calcext:value-type="string">
            <text:p>Jason W</text:p>
          </table:table-cell>
          <table:table-cell table:style-name="ce47" office:value-type="string" calcext:value-type="string">
            <text:p>Installation</text:p>
          </table:table-cell>
          <table:table-cell table:style-name="ce47" office:value-type="string" calcext:value-type="string">
            <text:p>L</text:p>
          </table:table-cell>
          <table:table-cell table:style-name="ce52" office:value-type="string" calcext:value-type="string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Colin K</text:p>
          </table:table-cell>
          <table:table-cell table:style-name="ce47" office:value-type="string" calcext:value-type="string">
            <text:p>Excavation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Colin M</text:p>
          </table:table-cell>
          <table:table-cell table:style-name="ce47" office:value-type="string" calcext:value-type="string">
            <text:p>Excavation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Joe K</text:p>
          </table:table-cell>
          <table:table-cell office:value-type="string" calcext:value-type="string">
            <text:p>Skirmish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John L</text:p>
          </table:table-cell>
          <table:table-cell table:style-name="ce28" office:value-type="string" calcext:value-type="string">
            <text:p>Spoilers</text:p>
          </table:table-cell>
          <table:table-cell table:style-name="ce45" table:formula="of:=(IF([.$L10]=&quot;W&quot;;1;0))+(IF([.$Q10]=&quot;W&quot;;1;0))+(IF([.$V10]=&quot;W&quot;;1;0))+(IF([.$AA10]=&quot;W&quot;;1;0))" office:value-type="float" office:value="0" calcext:value-type="float">
            <text:p>0</text:p>
          </table:table-cell>
          <table:table-cell table:style-name="ce45" table:formula="of:=(IF([.$L10]=&quot;L&quot;;1;0))+(IF([.$Q10]=&quot;L&quot;;1;0))+(IF([.$V10]=&quot;L&quot;;1;0))+(IF([.$AA10]=&quot;L&quot;;1;0))" office:value-type="float" office:value="1" calcext:value-type="float">
            <text:p>1</text:p>
          </table:table-cell>
          <table:table-cell table:style-name="ce45" table:formula="of:=(IF([.$L10]=&quot;D&quot;;1;0))+(IF([.$Q10]=&quot;D&quot;;1;0))+(IF([.$V10]=&quot;D&quot;;1;0))+(IF([.$AA10]=&quot;D&quot;;1;0))" office:value-type="float" office:value="1" calcext:value-type="float">
            <text:p>1</text:p>
          </table:table-cell>
          <table:table-cell table:style-name="ce46" table:formula="of:=[.M10]+[.R10]+[.W10]+[.AB10]+[.AD10]"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style-name="ce46" table:formula="of:=[.N10]+[.S10]+[.X10]+[.AC10]+(3*[.AE10])+(2*[.AF10])+[.AG10]" office:value-type="float" office:value="4" calcext:value-type="float">
            <text:p>4</text:p>
          </table:table-cell>
          <table:table-cell table:style-name="ce46" table:formula="of:=[.F10]+[.G10]+[.H10]" office:value-type="float" office:value="41" calcext:value-type="float">
            <text:p>41</text:p>
          </table:table-cell>
          <table:table-cell table:style-name="ce50"/>
          <table:table-cell table:style-name="ce47" table:number-columns-repeated="2"/>
          <table:table-cell table:style-name="ce52"/>
          <table:table-cell table:style-name="ce47"/>
          <table:table-cell table:style-name="ce50"/>
          <table:table-cell table:style-name="ce47" table:number-columns-repeated="4"/>
          <table:table-cell table:style-name="ce50" office:value-type="string" calcext:value-type="string">
            <text:p>Colin K</text:p>
          </table:table-cell>
          <table:table-cell table:style-name="ce47" office:value-type="string" calcext:value-type="string">
            <text:p>Battlefield</text:p>
          </table:table-cell>
          <table:table-cell table:style-name="ce53" office:value-type="string" calcext:value-type="string">
            <text:p>L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Jason W</text:p>
          </table:table-cell>
          <table:table-cell office:value-type="string" calcext:value-type="string">
            <text:p>Encirclement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4">
        <office:forms form:automatic-focus="false" form:apply-design-mode="false"/>
        <table:table-column table:style-name="co1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1" table:number-columns-repeated="250" table:default-cell-style-name="ce30"/>
        <table:table-row table:style-name="ro1">
          <table:table-cell/>
          <table:table-cell table:style-name="ce32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5"/>
          <table:table-cell table:style-name="ce36" office:value-type="string" calcext:value-type="string" table:number-columns-spanned="2" table:number-rows-spanned="1">
            <text:p>Some Models</text:p>
          </table:table-cell>
          <table:covered-table-cell table:style-name="ce37"/>
          <table:table-cell table:style-name="ce38"/>
          <table:table-cell table:number-columns-repeated="250"/>
        </table:table-row>
        <table:table-row table:style-name="ro1">
          <table:table-cell table:style-name="ce31" office:value-type="string" calcext:value-type="string">
            <text:p>Player</text:p>
          </table:table-cell>
          <table:table-cell table:style-name="ce33" office:value-type="string" calcext:value-type="string">
            <text:p>Assembled</text:p>
          </table:table-cell>
          <table:table-cell table:style-name="ce31" office:value-type="string" calcext:value-type="string">
            <text:p>3-Color</text:p>
          </table:table-cell>
          <table:table-cell table:style-name="ce31" office:value-type="string" calcext:value-type="string">
            <text:p>Based</text:p>
          </table:table-cell>
          <table:table-cell table:style-name="ce33" office:value-type="string" calcext:value-type="string">
            <text:p>Adv Paint</text:p>
          </table:table-cell>
          <table:table-cell table:style-name="ce31" office:value-type="string" calcext:value-type="string">
            <text:p>Adv Base</text:p>
          </table:table-cell>
          <table:table-cell table:style-name="ce33" office:value-type="string" calcext:value-type="string">
            <text:p>Total*5</text:p>
          </table:table-cell>
          <table:table-cell table:number-columns-repeated="250"/>
        </table:table-row>
        <table:table-row table:style-name="ro1">
          <table:table-cell table:style-name="Default" office:value-type="string" calcext:value-type="string">
            <text:p>Jason W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34" table:formula="of:=SUM([.B3:.F3])*5" office:value-type="float" office:value="25" calcext:value-type="float">
            <text:p>25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string" calcext:value-type="string">
            <text:p>Justin M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34" table:formula="of:=SUM([.B4:.F4])*5" office:value-type="float" office:value="25" calcext:value-type="float">
            <text:p>25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string" calcext:value-type="string">
            <text:p>Brett K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Default"/>
          <table:table-cell table:style-name="ce34" table:formula="of:=SUM([.B5:.F5])*5" office:value-type="float" office:value="20" calcext:value-type="float">
            <text:p>20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string" calcext:value-type="string">
            <text:p>Colin K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Default"/>
          <table:table-cell table:style-name="ce34" table:formula="of:=SUM([.B6:.F6])*5" office:value-type="float" office:value="20" calcext:value-type="float">
            <text:p>20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string" calcext:value-type="string">
            <text:p>Michael P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/>
          <table:table-cell table:style-name="Default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string" calcext:value-type="string">
            <text:p>Colin M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4"/>
          <table:table-cell table:style-name="Default"/>
          <table:table-cell table:style-name="ce34" table:formula="of:=SUM([.B8:.F8])*5" office:value-type="float" office:value="15" calcext:value-type="float">
            <text:p>15</text:p>
          </table:table-cell>
          <table:table-cell table:style-name="Default" table:number-columns-repeated="250"/>
        </table:table-row>
        <table:table-row table:style-name="ro1" table:number-rows-repeated="40">
          <table:table-cell table:style-name="Default" table:number-columns-repeated="257"/>
        </table:table-row>
        <table:table-row table:style-name="ro1" table:number-rows-repeated="104852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ainting Votes" table:style-name="ta5">
        <office:forms form:automatic-focus="false" form:apply-design-mode="false"/>
        <table:table-column table:style-name="co13" table:default-cell-style-name="ce40"/>
        <table:table-column table:style-name="co13" table:number-columns-repeated="7" table:default-cell-style-name="ce41"/>
        <table:table-column table:style-name="co13" table:number-columns-repeated="245" table:default-cell-style-name="ce40"/>
        <table:table-column table:style-name="co13" table:number-columns-repeated="771" table:default-cell-style-name="Default"/>
        <table:table-row table:style-name="ro1">
          <table:table-cell table:style-name="ce39" office:value-type="string" calcext:value-type="string">
            <text:p>Player</text:p>
          </table:table-cell>
          <table:table-cell table:style-name="ce37" office:value-type="string" calcext:value-type="string" table:number-columns-spanned="6" table:number-rows-spanned="1">
            <text:p>Votes</text:p>
          </table:table-cell>
          <table:covered-table-cell table:number-columns-repeated="5" table:style-name="ce37"/>
          <table:table-cell table:style-name="ce42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Jason W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0"/>
          <table:table-cell/>
          <table:table-cell table:style-name="ce3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B2:.G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olin K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formula="of:=SUM([.B3:.G3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Justin M</text:p>
          </table:table-cell>
          <table:table-cell table:number-columns-repeated="3"/>
          <table:table-cell table:style-name="ce30" office:value-type="float" office:value="3" calcext:value-type="float">
            <text:p>3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formula="of:=SUM([.B4:.G4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rett K</text:p>
          </table:table-cell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G5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olin 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number-columns-repeated="3"/>
          <table:table-cell table:formula="of:=SUM([.B6:.G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Michael 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0" table:number-columns-repeated="2"/>
          <table:table-cell/>
          <table:table-cell table:formula="of:=SUM([.B7:.G7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Overall.A3:Overall.AMJ10" table:contains-header="false">
          <table:sort>
            <table:sort-by table:field-number="1" table:data-type="automatic"/>
            <table:sort-by table:field-number="8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4" table:target-range-address="'Painting Scores'.A3:'Painting Scores'.AMJ8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  <table:database-range table:name="__Anonymous_Sheet_DB__5" table:target-range-address="'Painting Votes'.A2:'Painting Votes'.AMJ11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22:13:29.405814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4-12-21T23:32:40.536637831</dc:date>
    <meta:editing-cycles>99</meta:editing-cycles>
    <meta:editing-duration>P11DT17H15M22S</meta:editing-duration>
    <meta:generator>LibreOffice/4.2.6.3$Linux_X86_64 LibreOffice_project/420m0$Build-3</meta:generator>
    <meta:document-statistic meta:table-count="6" meta:cell-count="563" meta:object-count="0"/>
  </office:meta>
</office:document-meta>
</file>